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bicWorld End-User Documentat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neth Ellersdorfer</meta:initial-creator>
    <meta:creation-date>2014-07-22T10:40:38.25</meta:creation-date>
    <meta:document-statistic meta:table-count="0" meta:image-count="0" meta:object-count="0" meta:page-count="1" meta:paragraph-count="1" meta:word-count="3" meta:character-count="33"/>
    <dc:date>2014-07-22T10:51:45.99</dc:date>
    <dc:creator>Kenneth Ellersdorfer</dc:creator>
    <meta:editing-duration>PT11M13S</meta:editing-duration>
    <meta:editing-cycles>1</meta:editing-cycles>
    <meta:generator>OpenOffice/4.1.0$Win32 OpenOffice.org_project/410m18$Build-9764</meta:generator>
  </office:meta>
</office:document-meta>
</file>